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orizontal_20_Line" style:list-style-name="L35">
      <style:text-properties officeooo:paragraph-rsid="00084bbc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Text_20_body" style:list-style-name="L11"/>
    <style:style style:name="P14" style:family="paragraph" style:parent-style-name="Text_20_body" style:list-style-name="L12"/>
    <style:style style:name="P15" style:family="paragraph" style:parent-style-name="Text_20_body" style:list-style-name="L13"/>
    <style:style style:name="P16" style:family="paragraph" style:parent-style-name="Text_20_body" style:list-style-name="L14"/>
    <style:style style:name="P17" style:family="paragraph" style:parent-style-name="Text_20_body" style:list-style-name="L15"/>
    <style:style style:name="P18" style:family="paragraph" style:parent-style-name="Text_20_body" style:list-style-name="L16"/>
    <style:style style:name="P19" style:family="paragraph" style:parent-style-name="Text_20_body" style:list-style-name="L17"/>
    <style:style style:name="P20" style:family="paragraph" style:parent-style-name="Text_20_body" style:list-style-name="L35">
      <style:paragraph-properties fo:margin-top="0cm" fo:margin-bottom="0cm" style:contextual-spacing="false"/>
    </style:style>
    <style:style style:name="P21" style:family="paragraph" style:parent-style-name="Text_20_body" style:list-style-name="L35">
      <style:text-properties officeooo:paragraph-rsid="00084bbc"/>
    </style:style>
    <style:style style:name="P22" style:family="paragraph" style:parent-style-name="Text_20_body" style:list-style-name="L36"/>
    <style:style style:name="P23" style:family="paragraph" style:parent-style-name="Text_20_body" style:list-style-name="L36">
      <style:paragraph-properties fo:margin-top="0cm" fo:margin-bottom="0cm" style:contextual-spacing="false"/>
    </style:style>
    <style:style style:name="P24" style:family="paragraph" style:parent-style-name="Text_20_body" style:list-style-name="L37"/>
    <style:style style:name="P25" style:family="paragraph" style:parent-style-name="Text_20_body" style:list-style-name="L37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OGL eShop Catalog Module – Simple Overview</text:span></text:h>
      <text:h text:style-name="Heading_20_2" text:outline-level="2"><text:span text:style-name="Strong_20_Emphasis">What this module does</text:span></text:h>
      <text:p text:style-name="Text_20_body">This module manages <text:span text:style-name="Strong_20_Emphasis">product replacements (superseded products)</text:span> in Magento.</text:p>
      <text:p text:style-name="Text_20_body">👉 When a product is replaced:</text:p>
      <text:list xml:id="list2396858216" text:style-name="L11">
        <text:list-item>
          <text:p text:style-name="P13">Old product → linked to new product</text:p>
        </text:list-item>
        <text:list-item>
          <text:p text:style-name="P13">Data is automatically synced from ERP</text:p>
        </text:list-item>
      </text:list>
      <text:p text:style-name="Text_20_body">Also includes:</text:p>
      <text:list xml:id="list1141385597" text:style-name="L12">
        <text:list-item>
          <text:p text:style-name="P14">Wishlist improvements</text:p>
        </text:list-item>
        <text:list-item>
          <text:p text:style-name="P14">Swatch enhancements</text:p>
        </text:list-item>
        <text:list-item>
          <text:p text:style-name="P14">Admin tools for better control</text:p>
        </text:list-item>
      </text:list>
      <text:p text:style-name="Horizontal_20_Line"/>
      <text:h text:style-name="Heading_20_2" text:outline-level="2"><text:span text:style-name="Strong_20_Emphasis">How it works</text:span></text:h>
      <text:h text:style-name="Heading_20_3" text:outline-level="3">🔄 Automatic Sync</text:h>
      <text:list xml:id="list4109237599" text:style-name="L13">
        <text:list-item>
          <text:p text:style-name="P15">Runs every 30 minutes</text:p>
        </text:list-item>
        <text:list-item>
          <text:p text:style-name="P15">Fetches data from ERP API</text:p>
        </text:list-item>
        <text:list-item>
          <text:p text:style-name="P15">Updates Magento</text:p>
        </text:list-item>
      </text:list>
      <text:h text:style-name="Heading_20_3" text:outline-level="3">🔁 Daily Reset</text:h>
      <text:list xml:id="list1959280394" text:style-name="L14">
        <text:list-item>
          <text:p text:style-name="P16">Resets processing flags once daily</text:p>
        </text:list-item>
      </text:list>
      <text:p text:style-name="Text_20_body"/>
      <text:h text:style-name="Heading_20_2" text:outline-level="2"><text:span text:style-name="Strong_20_Emphasis">All Cron Jobs</text:span></text:h>
      <text:list xml:id="list3625376684" text:style-name="L35">
        <text:list-item>
          <text:p text:style-name="P20"><text:span text:style-name="Strong_20_Emphasis"><text:span text:style-name="Source_20_Text">get_info_about_superseded_from_webconnector</text:span></text:span> </text:p>
          <text:list>
            <text:list-item>
              <text:p text:style-name="P20">Class: <text:span text:style-name="Source_20_Text">Ogl\Catalog\Cron\Superseded</text:span> </text:p>
            </text:list-item>
            <text:list-item>
              <text:p text:style-name="P20">Schedule: <text:span text:style-name="Source_20_Text">*/30 * * * *</text:span> (default – every 30 minutes) </text:p>
            </text:list-item>
            <text:list-item>
              <text:p text:style-name="P20">Purpose: Fetch superseded product data from external API </text:p>
            </text:list-item>
          </text:list>
        </text:list-item>
        <text:list-item>
          <text:p text:style-name="P20"><text:span text:style-name="Strong_20_Emphasis"><text:span text:style-name="Source_20_Text">reset_flag_for_superseded</text:span></text:span> </text:p>
          <text:list>
            <text:list-item>
              <text:p text:style-name="P20">Class: <text:span text:style-name="Source_20_Text">Ogl\Catalog\Cron\RestartSuperseded</text:span> </text:p>
            </text:list-item>
            <text:list-item>
              <text:p text:style-name="P20">Schedule: <text:span text:style-name="Source_20_Text">0 1 * * *</text:span> (default – daily at 1 AM) </text:p>
            </text:list-item>
            <text:list-item>
              <text:p text:style-name="P21">Purpose: Reset processing flags</text:p>
            </text:list-item>
          </text:list>
          <text:p text:style-name="P1"/>
        </text:list-item>
      </text:list>
      <text:h text:style-name="Heading_20_2" text:outline-level="2"><text:soft-page-break/><text:span text:style-name="Strong_20_Emphasis">All Database Tables</text:span></text:h>
      <text:h text:style-name="Heading_20_3" text:outline-level="3"><text:span text:style-name="Strong_20_Emphasis">Custom Tables</text:span></text:h>
      <text:list xml:id="list638821464" text:style-name="L36">
        <text:list-item>
          <text:p text:style-name="P23"><text:span text:style-name="Strong_20_Emphasis"><text:span text:style-name="Source_20_Text">ogl_superseded</text:span></text:span> </text:p>
          <text:list>
            <text:list-item>
              <text:p text:style-name="P23">Stores mapping of: </text:p>
              <text:list>
                <text:list-item>
                  <text:p text:style-name="P23"><text:span text:style-name="Source_20_Text">sku</text:span> → original product </text:p>
                </text:list-item>
                <text:list-item>
                  <text:p text:style-name="P23"><text:span text:style-name="Source_20_Text">new_sku</text:span> → replacement product </text:p>
                </text:list-item>
              </text:list>
            </text:list-item>
            <text:list-item>
              <text:p text:style-name="P22">Used for superseded product logic </text:p>
            </text:list-item>
          </text:list>
        </text:list-item>
      </text:list>
      <text:p text:style-name="Horizontal_20_Line"/>
      <text:h text:style-name="Heading_20_3" text:outline-level="3"><text:span text:style-name="Strong_20_Emphasis">Magento Core Tables Used (Indirectly)</text:span></text:h>
      <text:list xml:id="list3517731251" text:style-name="L37">
        <text:list-item>
          <text:p text:style-name="P25"><text:span text:style-name="Source_20_Text">catalog_product_entity</text:span> → product data </text:p>
        </text:list-item>
        <text:list-item>
          <text:p text:style-name="P25"><text:span text:style-name="Source_20_Text">review</text:span> / <text:span text:style-name="Source_20_Text">review_detail</text:span> → review handling (via plugin) </text:p>
        </text:list-item>
        <text:list-item>
          <text:p text:style-name="P25"><text:span text:style-name="Source_20_Text">wishlist_item</text:span> → wishlist customization </text:p>
        </text:list-item>
        <text:list-item>
          <text:p text:style-name="P24"><text:span text:style-name="Source_20_Text">catalog_product_super_link</text:span> / related tables → product relationships </text:p>
        </text:list-item>
      </text:list>
      <text:p text:style-name="Horizontal_20_Line"/>
      <text:h text:style-name="Heading_20_2" text:outline-level="2"><text:span text:style-name="Strong_20_Emphasis">Flow Chart</text:span></text:h>
      <text:p text:style-name="Preformatted_20_Text"><text:span text:style-name="Source_20_Text"><text:s text:c="8"/>┌──────────────────────┐</text:span></text:p>
      <text:p text:style-name="Preformatted_20_Text"><text:span text:style-name="Source_20_Text"><text:s text:c="8"/>│ <text:s text:c="2"/>External ERP API <text:s text:c="2"/>│</text:span></text:p>
      <text:p text:style-name="Preformatted_20_Text"><text:span text:style-name="Source_20_Text"><text:s text:c="8"/>└─────────┬────────────┘</text:span></text:p>
      <text:p text:style-name="Preformatted_20_Text"><text:span text:style-name="Source_20_Text"><text:s text:c="18"/>│</text:span></text:p>
      <text:p text:style-name="Preformatted_20_Text"><text:span text:style-name="Source_20_Text"><text:s text:c="18"/>▼</text:span></text:p>
      <text:p text:style-name="Preformatted_20_Text"><text:span text:style-name="Source_20_Text"><text:s text:c="8"/>┌──────────────────────┐</text:span></text:p>
      <text:p text:style-name="Preformatted_20_Text"><text:span text:style-name="Source_20_Text"><text:s text:c="8"/>│ <text:s text:c="2"/>Cron Job (30 min) <text:s/>│</text:span></text:p>
      <text:p text:style-name="Preformatted_20_Text"><text:span text:style-name="Source_20_Text"><text:s text:c="8"/>└─────────┬────────────┘</text:span></text:p>
      <text:p text:style-name="Preformatted_20_Text"><text:span text:style-name="Source_20_Text"><text:s text:c="18"/>│</text:span></text:p>
      <text:p text:style-name="Preformatted_20_Text"><text:span text:style-name="Source_20_Text"><text:s text:c="18"/>▼</text:span></text:p>
      <text:p text:style-name="Preformatted_20_Text"><text:span text:style-name="Source_20_Text"><text:s text:c="8"/>┌────────────────────────────┐</text:span></text:p>
      <text:p text:style-name="Preformatted_20_Text"><text:span text:style-name="Source_20_Text"><text:s text:c="8"/>│ Fetch Superseded Products <text:s/>│</text:span></text:p>
      <text:p text:style-name="Preformatted_20_Text"><text:span text:style-name="Source_20_Text"><text:s text:c="8"/>└─────────┬──────────────────┘</text:span></text:p>
      <text:p text:style-name="Preformatted_20_Text"><text:span text:style-name="Source_20_Text"><text:s text:c="18"/>│</text:span></text:p>
      <text:p text:style-name="Preformatted_20_Text"><text:span text:style-name="Source_20_Text"><text:s text:c="18"/>▼</text:span></text:p>
      <text:p text:style-name="Preformatted_20_Text"><text:span text:style-name="Source_20_Text"><text:s text:c="8"/>┌────────────────────────────┐</text:span></text:p>
      <text:p text:style-name="Preformatted_20_Text"><text:span text:style-name="Source_20_Text"><text:s text:c="8"/>│ Process &amp; Map Old → New SKU│</text:span></text:p>
      <text:p text:style-name="Preformatted_20_Text"><text:span text:style-name="Source_20_Text"><text:s text:c="8"/>└─────────┬──────────────────┘</text:span></text:p>
      <text:p text:style-name="Preformatted_20_Text"><text:span text:style-name="Source_20_Text"><text:s text:c="18"/>│</text:span></text:p>
      <text:p text:style-name="Preformatted_20_Text"><text:span text:style-name="Source_20_Text"><text:s text:c="18"/>▼</text:span></text:p>
      <text:p text:style-name="Preformatted_20_Text"><text:span text:style-name="Source_20_Text"><text:s text:c="8"/>┌──────────────────────┐</text:span></text:p>
      <text:p text:style-name="Preformatted_20_Text"><text:span text:style-name="Source_20_Text"><text:s text:c="8"/>│ Save in Database <text:s text:c="4"/>│</text:span></text:p>
      <text:p text:style-name="Preformatted_20_Text"><text:span text:style-name="Source_20_Text"><text:s text:c="8"/>│ (ogl_superseded) <text:s text:c="4"/>│</text:span></text:p>
      <text:p text:style-name="Preformatted_20_Text"><text:span text:style-name="Source_20_Text"><text:s text:c="8"/>└─────────┬────────────┘</text:span></text:p>
      <text:p text:style-name="Preformatted_20_Text"><text:span text:style-name="Source_20_Text"><text:s text:c="18"/>│</text:span></text:p>
      <text:p text:style-name="Preformatted_20_Text"><text:span text:style-name="Source_20_Text"><text:s text:c="8"/>┌─────────▼────────────┐</text:span></text:p>
      <text:p text:style-name="Preformatted_20_Text"><text:span text:style-name="Source_20_Text"><text:s text:c="8"/>│ Update Catalog Data <text:s/>│</text:span></text:p>
      <text:p text:style-name="Preformatted_20_Text"><text:span text:style-name="Source_20_Text"><text:s text:c="8"/>└─────────┬────────────┘</text:span></text:p>
      <text:p text:style-name="Preformatted_20_Text"><text:span text:style-name="Source_20_Text"><text:s text:c="18"/>│</text:span></text:p>
      <text:p text:style-name="Preformatted_20_Text"><text:span text:style-name="Source_20_Text"><text:s text:c="6"/>┌───────────▼───────────┐</text:span></text:p>
      <text:p text:style-name="Preformatted_20_Text"><text:span text:style-name="Source_20_Text"><text:s text:c="6"/>│ Admin Panel View <text:s text:c="5"/>│</text:span></text:p>
      <text:p text:style-name="Preformatted_20_Text"><text:span text:style-name="Source_20_Text"><text:s text:c="6"/>│ (Unsynced Products) <text:s text:c="2"/>│</text:span></text:p>
      <text:p text:style-name="Preformatted_20_Text"><text:span text:style-name="Source_20_Text"><text:s text:c="6"/>└───────────────────────┘</text:span></text:p>
      <text:p text:style-name="Preformatted_20_Text"/>
      <text:p text:style-name="Preformatted_20_Text"/>
      <text:p text:style-name="Preformatted_20_Text"><text:soft-page-break/><text:span text:style-name="Source_20_Text"><text:s text:c="8"/>(Daily Process)</text:span></text:p>
      <text:p text:style-name="Preformatted_20_Text"><text:span text:style-name="Source_20_Text"><text:s text:c="8"/>┌──────────────────────┐</text:span></text:p>
      <text:p text:style-name="Preformatted_20_Text"><text:span text:style-name="Source_20_Text"><text:s text:c="8"/>│ Reset Flags (1 AM) <text:s text:c="2"/>│</text:span></text:p>
      <text:p text:style-name="P2"><text:span text:style-name="Source_20_Text"><text:s text:c="8"/>└──────────────────────┘</text:span></text:p>
      <text:p text:style-name="Horizontal_20_Line"/>
      <text:h text:style-name="Heading_20_2" text:outline-level="2"><text:span text:style-name="Strong_20_Emphasis">Admin Features</text:span></text:h>
      <text:list xml:id="list2562617559" text:style-name="L15">
        <text:list-item>
          <text:p text:style-name="P17">View unsynced products</text:p>
        </text:list-item>
        <text:list-item>
          <text:p text:style-name="P17">Control sync settings</text:p>
        </text:list-item>
        <text:list-item>
          <text:p text:style-name="P17">Manage processing limits</text:p>
        </text:list-item>
      </text:list>
      <text:p text:style-name="Horizontal_20_Line"/>
      <text:h text:style-name="Heading_20_2" text:outline-level="2"><text:span text:style-name="Strong_20_Emphasis">Frontend Improvements</text:span></text:h>
      <text:list xml:id="list3910611383" text:style-name="L16">
        <text:list-item>
          <text:p text:style-name="P18">Better product display</text:p>
        </text:list-item>
        <text:list-item>
          <text:p text:style-name="P18">Enhanced wishlist</text:p>
        </text:list-item>
        <text:list-item>
          <text:p text:style-name="P18">Improved swatches</text:p>
        </text:list-item>
      </text:list>
      <text:p text:style-name="Horizontal_20_Line"/>
      <text:h text:style-name="Heading_20_2" text:outline-level="2"><text:span text:style-name="Strong_20_Emphasis">Important Notes ⚠️</text:span></text:h>
      <text:list xml:id="list3486104089" text:style-name="L17">
        <text:list-item>
          <text:p text:style-name="P19">Overrides some Magento core features → needs care during upgrades</text:p>
        </text:list-item>
        <text:list-item>
          <text:p text:style-name="P19">Depends on external API → sync may fail if API is down</text:p>
        </text:list-item>
      </text:list>
      <text:p text:style-name="Horizontal_20_Line"/>
      <text:h text:style-name="Heading_20_2" text:outline-level="2"><text:span text:style-name="Strong_20_Emphasis">Summary</text:span></text:h>
      <text:p text:style-name="Text_20_body">✔ Automates product replacement handling<text:line-break/>✔ Syncs data from ERP<text:line-break/>✔ Improves catalog management</text:p>
      <text:p text:style-name="Horizontal_20_Line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30T13:21:38.371959850</meta:creation-date>
    <dc:date>2026-03-30T13:29:10.309803128</dc:date>
    <meta:editing-duration>PT7M32S</meta:editing-duration>
    <meta:editing-cycles>1</meta:editing-cycles>
    <meta:document-statistic meta:table-count="0" meta:image-count="0" meta:object-count="0" meta:page-count="3" meta:paragraph-count="90" meta:word-count="343" meta:character-count="2708" meta:non-whitespace-character-count="2056"/>
    <meta:generator>LibreOffice/7.3.7.2$Linux_X86_64 LibreOffice_project/30$Build-2</meta:generator>
  </office:meta>
</office:document-meta>
</file>